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5pt" style:font-size-asian="15pt" style:font-size-complex="15pt"/>
    </style:style>
    <style:style style:name="P3" style:family="paragraph" style:parent-style-name="Standard">
      <style:text-properties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Deegan – G00320583</text:p>
      <text:p text:style-name="P1">Surveys Project 2016</text:p>
      <text:p text:style-name="P1"/>
      <text:p text:style-name="P2">All the functions partly work except the statistics function which I couldn't get to work</text:p>
      <text:p text:style-name="P2">All the functions partly work.</text:p>
      <text:p text:style-name="P2"/>
      <text:p text:style-name="P2">All the global variables are set before the main function starts. They're all counters to be used across the different functions.</text:p>
      <text:p text:style-name="P2"/>
      <text:p text:style-name="P2">The survey struct is initialised <text:s/>and holds all the variables for each survey.</text:p>
      <text:p text:style-name="P2"/>
      <text:p text:style-name="P2">The start of the main code initialises variables and the usernames and passwords which I couldn't figure out how to take in from a file. The password also has to right first time and backspace wont work if you miss type. Also enter does not need to be pressed at the and of the password.</text:p>
      <text:p text:style-name="P2"/>
      <text:p text:style-name="P2">The program will first ask you to enter your username and password and then checks to see if your credentials are valid. The password will be hidden with asterisks. The code takes in the character of the password entered, assigns it to the variable 'c' and set to an asterisk to be printed to screen while still taking in the actual password. The program compares the credentials to the variables and if they match it proceeds.</text:p>
      <text:p text:style-name="P2"/>
      <text:p text:style-name="P2">All the pps numbers of the surveys are set to 0 once you enter the amount of surveys needed to be stored, you'll be prompted to enter a choice to do an action which will send you to the required function.</text:p>
      <text:p text:style-name="P2"/>
      <text:p text:style-name="P2">The add survey function looks for an empty survey in the list by searching for the next element with its pps set to 0 and allows you to fill in the details for the survey. If the list is full and no surveys are set to 0 the array is full. Counters are also been added to throughout the function.</text:p>
      <text:p text:style-name="P2"/>
      <text:p text:style-name="P2">The search function will ask to search by either PPS number or by name, they are compared to all the surveys by looping through and if found are displayed. If the information does not match the survey is not in the list.</text:p>
      <text:p text:style-name="P2"/>
      <text:p text:style-name="P2">The displaySurveys function loops through the list printing all their information the the screen.</text:p>
      <text:p text:style-name="P2"/>
      <text:p text:style-name="P2">The updateSurveys functions again ask for search by PPS or name and loops <text:soft-page-break/>through to find them. If found it will allow you to overwrite any previous information in that survey using the same code ad the addSurvey.</text:p>
      <text:p text:style-name="P2">The deleteSurvey function looks for the pps of the survey your searching for and if found will move all the surveys back one.</text:p>
      <text:p text:style-name="P2"/>
      <text:p text:style-name="P2">The printFile opens the Surveys Detail File.txt file and prints all the entered survey details to the file adding to any previous surveys added.</text:p>
      <text:p text:style-name="P2"/>
      <text:p text:style-name="P2">I really should have had all the printing and adding of the information of the surveys in separate functions to cut down on repetition of code but it was working and I was afraid I'd mess up the code and not be able to get back.</text:p>
      <text:p text:style-name="P2"/>
      <text:p text:style-name="P2">The reading in from the file caused me problems for the usernames and passwords and then for the storing and reusing old surveys, so I set them up as variables and haven't used set up any file reading.</text:p>
      <text:p text:style-name="P2"/>
      <text:p text:style-name="P2">The statistics function gave me problems as the arithmetic with the counter variables I was using would always print zer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Deegan</meta:initial-creator>
    <meta:creation-date>2016-04-10T19:38:47.42</meta:creation-date>
    <dc:date>2016-04-11T17:45:47.14</dc:date>
    <dc:creator>Robert Deegan</dc:creator>
    <meta:editing-duration>PT12M41S</meta:editing-duration>
    <meta:editing-cycles>2</meta:editing-cycles>
    <meta:generator>OpenOffice/4.1.1$Win32 OpenOffice.org_project/411m6$Build-9775</meta:generator>
    <meta:document-statistic meta:table-count="0" meta:image-count="0" meta:object-count="0" meta:page-count="2" meta:paragraph-count="18" meta:word-count="538" meta:character-count="2936"/>
  </office:meta>
</office:document-meta>
</file>